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ffffff" draw:marker-start-width="0.2cm" draw:marker-end-width="0.2cm" draw:fill="solid" draw:fill-color="#cccccc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cff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99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3.7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4.4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3.4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.8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3.867cm"/>
    </style:style>
    <style:style style:name="gr15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9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191cm"/>
    </style:style>
    <style:style style:name="gr20" style:family="graphic" style:parent-style-name="objectwithoutfill">
      <style:graphic-properties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draw:stroke="dash" draw:stroke-dash="Ultrafine_20_Dotted_20__28_var_29_"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58cm"/>
    </style:style>
    <style:style style:name="gr23" style:family="graphic" style:parent-style-name="standard">
      <style:graphic-properties draw:stroke="none" svg:stroke-color="#ffffff" draw:fill="solid" draw:fill-color="#ffffff" draw:textarea-vertical-align="middle"/>
    </style:style>
    <style:style style:name="gr24" style:family="graphic" style:parent-style-name="standard">
      <style:graphic-properties svg:stroke-width="0.05cm" svg:stroke-color="#000000" draw:marker-start-width="0.275cm" draw:marker-end-width="0.275cm" draw:fill="solid" draw:fill-color="#cc99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4.3cm" svg:height="9.6cm" svg:x="0.1cm" svg:y="14.5cm">
          <text:p/>
        </draw:rect>
        <draw:line draw:style-name="gr2" draw:text-style-name="P1" draw:layer="layout" svg:x1="0.1cm" svg:y1="14.5cm" svg:x2="34.4cm" svg:y2="14.5cm">
          <text:p/>
        </draw:line>
        <draw:custom-shape draw:style-name="gr3" draw:text-style-name="P1" draw:layer="layout" svg:width="5cm" svg:height="5cm" svg:x="4.5cm" svg:y="6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cm" svg:height="5cm" svg:x="10.564cm" svg:y="6.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cm" svg:height="5cm" svg:x="14.301cm" svg:y="6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cm" svg:height="5cm" svg:x="18.602cm" svg:y="6.80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cm" svg:height="5cm" svg:x="24.554cm" svg:y="6.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cm" svg:height="5cm" svg:x="28.225cm" svg:y="6.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081cm" svg:height="5cm" svg:x="32.441cm" svg:y="6.8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6.505cm" svg:height="0.963cm" svg:x="6.2cm" svg:y="2.4cm">
          <draw:text-box>
            <text:p>Lyhytaaltoinen säteily</text:p>
          </draw:text-box>
        </draw:frame>
        <draw:frame draw:style-name="gr8" draw:text-style-name="P1" draw:layer="layout" svg:width="4.261cm" svg:height="2.387cm" svg:x="4.92cm" svg:y="4.315cm">
          <draw:text-box>
            <text:p text:style-name="P1">Auringosta</text:p>
            <text:p text:style-name="P1">maanpinnalle</text:p>
            <text:p text:style-name="P1">tuleva säteily</text:p>
          </draw:text-box>
        </draw:frame>
        <draw:frame draw:style-name="gr9" draw:text-style-name="P1" draw:layer="layout" svg:width="4.926cm" svg:height="2.387cm" svg:x="9.101cm" svg:y="4.315cm">
          <draw:text-box>
            <text:p text:style-name="P1">Maanpinnan</text:p>
            <text:p text:style-name="P1">poisheijastama</text:p>
            <text:p text:style-name="P1">auringon säteily</text:p>
          </draw:text-box>
        </draw:frame>
        <draw:frame draw:style-name="gr10" draw:layer="layout" svg:width="6.441cm" svg:height="0.963cm" svg:x="15.7cm" svg:y="2.801cm">
          <draw:text-box>
            <text:p>Pitkäaaltoinen säteily</text:p>
          </draw:text-box>
        </draw:frame>
        <draw:frame draw:style-name="gr11" draw:text-style-name="P1" draw:layer="layout" svg:width="4.011cm" svg:height="1.675cm" svg:x="14.796cm" svg:y="5.027cm">
          <draw:text-box>
            <text:p text:style-name="P1">Ilmakehän</text:p>
            <text:p text:style-name="P1">lämpösäteily</text:p>
          </draw:text-box>
        </draw:frame>
        <draw:frame draw:style-name="gr11" draw:text-style-name="P1" draw:layer="layout" svg:width="4.011cm" svg:height="1.675cm" svg:x="19.097cm" svg:y="5.027cm">
          <draw:text-box>
            <text:p text:style-name="P1">Maanpinnan</text:p>
            <text:p text:style-name="P1">lämpösäteily</text:p>
          </draw:text-box>
        </draw:frame>
        <draw:frame draw:style-name="gr12" draw:text-style-name="P1" draw:layer="layout" svg:width="3.914cm" svg:height="3.099cm" svg:x="23.597cm" svg:y="3.603cm">
          <draw:text-box>
            <text:p text:style-name="P1">Veden</text:p>
            <text:p text:style-name="P1">haihtumisen</text:p>
            <text:p text:style-name="P1">aiheuttama</text:p>
            <text:p text:style-name="P1">lämpöhukka</text:p>
          </draw:text-box>
        </draw:frame>
        <draw:frame draw:style-name="gr13" draw:text-style-name="P1" draw:layer="layout" svg:width="3.351cm" svg:height="2.387cm" svg:x="27.55cm" svg:y="4.315cm">
          <draw:text-box>
            <text:p text:style-name="P1">Tuulen</text:p>
            <text:p text:style-name="P1">poisviemä</text:p>
            <text:p text:style-name="P1">lämpö</text:p>
          </draw:text-box>
        </draw:frame>
        <draw:frame draw:style-name="gr14" draw:text-style-name="P1" draw:layer="layout" svg:width="4.367cm" svg:height="3.099cm" svg:x="30.798cm" svg:y="3.603cm">
          <draw:text-box>
            <text:p text:style-name="P1">Ilmakehästä</text:p>
            <text:p text:style-name="P1">maahan</text:p>
            <text:p text:style-name="P1">johtumalla</text:p>
            <text:p text:style-name="P1">siirtyvä lämpö</text:p>
          </draw:text-box>
        </draw:frame>
        <draw:custom-shape draw:style-name="gr15" draw:text-style-name="P1" draw:layer="layout" svg:width="1.1cm" svg:height="8.8cm" draw:transform="rotate (-1.57079632679579) translate (13.8cm 3.5cm)">
          <text:p/>
          <draw:enhanced-geometry svg:viewBox="0 0 21600 21600" draw:glue-points="21600 0 0 10800 21600 21600" draw:text-areas="13800 ?f9 21600 ?f10" draw:type="left-brace" draw:modifiers="1259.0387455970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" draw:layer="layout" svg:width="1.1cm" svg:height="8.2cm" draw:transform="rotate (-1.57079632679579) translate (23cm 3.901cm)">
          <text:p/>
          <draw:enhanced-geometry svg:viewBox="0 0 21600 21600" draw:glue-points="21600 0 0 10800 21600 21600" draw:text-areas="13800 ?f9 21600 ?f10" draw:type="left-brace" draw:modifiers="1335.3493476405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" draw:layer="layout" svg:width="1.1cm" svg:height="16cm" draw:transform="rotate (-1.57079632679579) translate (22.1cm 1.401cm)">
          <text:p/>
          <draw:enhanced-geometry svg:viewBox="0 0 21600 21600" draw:mirror-horizontal="false" draw:mirror-vertical="false" draw:glue-points="21600 0 0 10800 21600 21600" draw:text-areas="13800 ?f9 21600 ?f10" draw:type="left-brace" draw:modifiers="734.35410286857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layer="layout" svg:width="4.892cm" svg:height="0.963cm" svg:x="11.701cm" svg:y="0.301cm">
          <draw:text-box>
            <text:p>Kokonaissäteily</text:p>
          </draw:text-box>
        </draw:frame>
        <draw:frame draw:style-name="gr17" draw:layer="layout" svg:width="3.072cm" svg:height="0.963cm" svg:x="0.2cm" svg:y="13.437cm">
          <draw:text-box>
            <text:p>Ilmakehä</text:p>
          </draw:text-box>
        </draw:frame>
        <draw:frame draw:style-name="gr18" draw:layer="layout" svg:width="4.198cm" svg:height="0.963cm" svg:x="0.2cm" svg:y="14.638cm">
          <draw:text-box>
            <text:p>Maankamara</text:p>
          </draw:text-box>
        </draw:frame>
        <draw:custom-shape draw:style-name="gr15" draw:text-style-name="P1" draw:layer="layout" svg:width="1.1cm" svg:height="29.5cm" draw:transform="rotate (-1.57079632679579) translate (34.1cm 12.1cm)">
          <text:p/>
          <draw:enhanced-geometry svg:viewBox="0 0 21600 21600" draw:mirror-horizontal="false" draw:mirror-vertical="true" draw:glue-points="21600 0 0 10800 21600 21600" draw:text-areas="13800 ?f9 21600 ?f10" draw:type="left-brace" draw:modifiers="355.83878512592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layer="layout" svg:width="6.691cm" svg:height="0.963cm" svg:x="16.005cm" svg:y="13.337cm">
          <draw:text-box>
            <text:p>Maanpinnan lämpötila</text:p>
          </draw:text-box>
        </draw:frame>
        <draw:line draw:style-name="gr20" draw:text-style-name="P1" draw:layer="layout" svg:x1="14.6cm" svg:y1="14.5cm" svg:x2="25cm" svg:y2="14.5cm">
          <text:p/>
        </draw:line>
        <draw:line draw:style-name="gr21" draw:text-style-name="P1" draw:layer="layout" svg:x1="19.3cm" svg:y1="14.5cm" svg:x2="24.1cm" svg:y2="24.4cm">
          <text:p/>
        </draw:line>
        <draw:frame draw:style-name="gr22" draw:layer="layout" svg:width="7.258cm" svg:height="0.963cm" draw:transform="rotate (-1.12434110413572) translate (21.419cm 15.663cm)">
          <draw:text-box>
            <text:p>Maankamaran lämpötila</text:p>
          </draw:text-box>
        </draw:frame>
        <draw:line draw:style-name="gr20" draw:text-style-name="P1" draw:layer="layout" svg:x1="14.575cm" svg:y1="14.5cm" svg:x2="14.6cm" svg:y2="24cm">
          <text:p/>
        </draw:line>
        <draw:rect draw:style-name="gr23" draw:text-style-name="P1" draw:layer="layout" svg:width="3.7cm" svg:height="1.5cm" svg:x="22.2cm" svg:y="24.1cm">
          <text:p/>
        </draw:rect>
        <draw:custom-shape draw:style-name="gr24" draw:text-style-name="P1" draw:layer="layout" svg:width="0.9cm" svg:height="1.5cm" svg:x="23.5cm" svg:y="24.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layer="layout" svg:width="7.085cm" svg:height="0.963cm" svg:x="20.408cm" svg:y="25.937cm">
          <draw:text-box>
            <text:p>Geoterminen lämpövu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12T16:41:10.67</meta:creation-date>
    <dc:date>2018-11-12T18:34:54.74</dc:date>
    <meta:editing-duration>PT1H20M46S</meta:editing-duration>
    <meta:editing-cycles>22</meta:editing-cycles>
    <meta:generator>OpenOffice/4.1.2$Win32 OpenOffice.org_project/412m3$Build-9782</meta:generator>
    <meta:document-statistic meta:object-count="33"/>
  </office:meta>
</office:document-meta>
</file>